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13220" officeooo:paragraph-rsid="00013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Prof</text:p>
      <text:p text:style-name="P1"/>
      <text:p text:style-name="P1">I am CAO Gabriel, a student from Sorbonne-Universités. As part of Master, I am looking for internship starting from February 2022 for a period of 5 to 6 months.</text:p>
      <text:p text:style-name="P1"/>
      <text:p text:style-name="P1">I found your internship proposal “internship_title” and I would like to apply.</text:p>
      <text:p text:style-name="P1"/>
      <text:p text:style-name="P1">The topic interests me because</text:p>
      <text:p text:style-name="P1"/>
      <text:p text:style-name="P1">I believe I am a good git because</text:p>
      <text:p text:style-name="P1"/>
      <text:p text:style-name="P1">I am available for intervie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7:50:46.690139850</meta:creation-date>
    <meta:generator>LibreOffice/6.4.7.2$Linux_X86_64 LibreOffice_project/40$Build-2</meta:generator>
    <dc:date>2021-11-02T17:55:05.114066771</dc:date>
    <meta:editing-duration>PT4M19S</meta:editing-duration>
    <meta:editing-cycles>2</meta:editing-cycles>
    <meta:document-statistic meta:table-count="0" meta:image-count="0" meta:object-count="0" meta:page-count="1" meta:paragraph-count="6" meta:word-count="61" meta:character-count="338" meta:non-whitespace-character-count="283"/>
  </office:meta>
</office:document-meta>
</file>